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7665in" svg:height="4.089in" svg:x="1.4094in" svg:y="16.9598in">
            <draw:object draw:notify-on-update-of-ranges="Sheet1.B102:Sheet1.B102 Sheet1.B103:Sheet1.B112 Sheet1.C102:Sheet1.C102 Sheet1.C103:Sheet1.C112 Sheet1.D102:Sheet1.D102 Sheet1.D103:Sheet1.D112 Sheet1.E102:Sheet1.E102 Sheet1.E103:Sheet1.E1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penmp</text:p>
          </table:table-cell>
          <table:table-cell table:number-columns-repeated="3"/>
          <table:table-cell office:value-type="string" calcext:value-type="string">
            <text:p>opencl CPU</text:p>
          </table:table-cell>
          <table:table-cell table:number-columns-repeated="3"/>
          <table:table-cell office:value-type="string" calcext:value-type="string">
            <text:p>opencl G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 size</text:p>
          </table:table-cell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dim size</text:p>
          </table:table-cell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dim size</text:p>
          </table:table-cell>
          <table:table-cell office:value-type="string" calcext:value-type="string">
            <text:p>Time (s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18" calcext:value-type="float">
            <text:p>0.0001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80349" calcext:value-type="float">
            <text:p>0.08034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1982" calcext:value-type="float">
            <text:p>0.3198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039" calcext:value-type="float">
            <text:p>0.0020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76367" calcext:value-type="float">
            <text:p>0.0763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11696" calcext:value-type="float">
            <text:p>0.31169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48" calcext:value-type="float">
            <text:p>0.00014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86336" calcext:value-type="float">
            <text:p>0.0863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13606" calcext:value-type="float">
            <text:p>0.3136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058" calcext:value-type="float">
            <text:p>0.0020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82023" calcext:value-type="float">
            <text:p>0.0820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11174" calcext:value-type="float">
            <text:p>0.3111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75" calcext:value-type="float">
            <text:p>0.0000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79854" calcext:value-type="float">
            <text:p>0.0798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11705" calcext:value-type="float">
            <text:p>0.3117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039" calcext:value-type="float">
            <text:p>0.0010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81682" calcext:value-type="float">
            <text:p>0.08168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02035" calcext:value-type="float">
            <text:p>0.3020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058" calcext:value-type="float">
            <text:p>0.0010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80365" calcext:value-type="float">
            <text:p>0.08036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03202" calcext:value-type="float">
            <text:p>0.3032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29" calcext:value-type="float">
            <text:p>0.00012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7637" calcext:value-type="float">
            <text:p>0.0763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08181" calcext:value-type="float">
            <text:p>0.30818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063" calcext:value-type="float">
            <text:p>0.0020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80718" calcext:value-type="float">
            <text:p>0.0807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08065" calcext:value-type="float">
            <text:p>0.30806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79" calcext:value-type="float">
            <text:p>0.000179</text:p>
          </table:table-cell>
          <table:table-cell table:formula="of:=AVERAGE([.B3:.B12])" office:value-type="float" office:value="0.0008906" calcext:value-type="float">
            <text:p>0.00089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83497" calcext:value-type="float">
            <text:p>0.083497</text:p>
          </table:table-cell>
          <table:table-cell table:formula="of:=AVERAGE([.F3:.F12])" office:value-type="float" office:value="0.0807561" calcext:value-type="float">
            <text:p>0.08075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09352" calcext:value-type="float">
            <text:p>0.309352</text:p>
          </table:table-cell>
          <table:table-cell table:formula="of:=AVERAGE([.J3:.J12])" office:value-type="float" office:value="0.3098836" calcext:value-type="float">
            <text:p>0.30988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2105" calcext:value-type="float">
            <text:p>0.00210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87748" calcext:value-type="float">
            <text:p>0.0877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314659" calcext:value-type="float">
            <text:p>0.31465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6" calcext:value-type="float">
            <text:p>0.000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75426" calcext:value-type="float">
            <text:p>0.0754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320023" calcext:value-type="float">
            <text:p>0.32002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85" calcext:value-type="float">
            <text:p>0.00018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78691" calcext:value-type="float">
            <text:p>0.0786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355893" calcext:value-type="float">
            <text:p>0.35589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42" calcext:value-type="float">
            <text:p>0.0001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80409" calcext:value-type="float">
            <text:p>0.08040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324277" calcext:value-type="float">
            <text:p>0.32427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15" calcext:value-type="float">
            <text:p>0.0001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74928" calcext:value-type="float">
            <text:p>0.0749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317329" calcext:value-type="float">
            <text:p>0.31732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035" calcext:value-type="float">
            <text:p>0.00303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73673" calcext:value-type="float">
            <text:p>0.07367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304478" calcext:value-type="float">
            <text:p>0.30447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92" calcext:value-type="float">
            <text:p>0.0001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82901" calcext:value-type="float">
            <text:p>0.0829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313883" calcext:value-type="float">
            <text:p>0.31388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18" calcext:value-type="float">
            <text:p>0.0001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81346" calcext:value-type="float">
            <text:p>0.0813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31229" calcext:value-type="float">
            <text:p>0.3122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52" calcext:value-type="float">
            <text:p>0.0001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77433" calcext:value-type="float">
            <text:p>0.0774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314524" calcext:value-type="float">
            <text:p>0.3145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29" calcext:value-type="float">
            <text:p>0.000129</text:p>
          </table:table-cell>
          <table:table-cell table:formula="of:=AVERAGE([.B13:.B22])" office:value-type="float" office:value="0.0006333" calcext:value-type="float">
            <text:p>0.0006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76966" calcext:value-type="float">
            <text:p>0.076966</text:p>
          </table:table-cell>
          <table:table-cell table:formula="of:=AVERAGE([.F13:.F22])" office:value-type="float" office:value="0.0789521" calcext:value-type="float">
            <text:p>0.07895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12302" calcext:value-type="float">
            <text:p>0.312302</text:p>
          </table:table-cell>
          <table:table-cell table:formula="of:=AVERAGE([.J13:.J22])" office:value-type="float" office:value="0.3189658" calcext:value-type="float">
            <text:p>0.31896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04" calcext:value-type="float">
            <text:p>0.00020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86808" calcext:value-type="float">
            <text:p>0.08680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312323" calcext:value-type="float">
            <text:p>0.31232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332" calcext:value-type="float">
            <text:p>0.0003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80827" calcext:value-type="float">
            <text:p>0.08082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306365" calcext:value-type="float">
            <text:p>0.30636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479" calcext:value-type="float">
            <text:p>0.00347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69622" calcext:value-type="float">
            <text:p>0.06962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319774" calcext:value-type="float">
            <text:p>0.3197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017" calcext:value-type="float">
            <text:p>0.0010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89191" calcext:value-type="float">
            <text:p>0.089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312235" calcext:value-type="float">
            <text:p>0.31223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38" calcext:value-type="float">
            <text:p>0.00023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78729" calcext:value-type="float">
            <text:p>0.07872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315284" calcext:value-type="float">
            <text:p>0.31528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4" calcext:value-type="float">
            <text:p>0.0002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83203" calcext:value-type="float">
            <text:p>0.08320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320378" calcext:value-type="float">
            <text:p>0.32037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49" calcext:value-type="float">
            <text:p>0.0002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87023" calcext:value-type="float">
            <text:p>0.08702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318498" calcext:value-type="float">
            <text:p>0.31849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3" calcext:value-type="float">
            <text:p>0.0002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79426" calcext:value-type="float">
            <text:p>0.07942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315283" calcext:value-type="float">
            <text:p>0.31528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31" calcext:value-type="float">
            <text:p>0.00023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86203" calcext:value-type="float">
            <text:p>0.08620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310039" calcext:value-type="float">
            <text:p>0.31003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421" calcext:value-type="float">
            <text:p>0.003421</text:p>
          </table:table-cell>
          <table:table-cell table:formula="of:=AVERAGE([.B23:.B32])" office:value-type="float" office:value="0.0009641" calcext:value-type="float">
            <text:p>0.000964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82336" calcext:value-type="float">
            <text:p>0.082336</text:p>
          </table:table-cell>
          <table:table-cell table:formula="of:=AVERAGE([.F23:.F32])" office:value-type="float" office:value="0.0823368" calcext:value-type="float">
            <text:p>0.082336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08281" calcext:value-type="float">
            <text:p>0.308281</text:p>
          </table:table-cell>
          <table:table-cell table:formula="of:=AVERAGE([.J23:.J32])" office:value-type="float" office:value="0.313846" calcext:value-type="float">
            <text:p>0.3138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2289" calcext:value-type="float">
            <text:p>0.00228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84409" calcext:value-type="float">
            <text:p>0.08440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317808" calcext:value-type="float">
            <text:p>0.31780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055" calcext:value-type="float">
            <text:p>0.00105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75221" calcext:value-type="float">
            <text:p>0.07522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318013" calcext:value-type="float">
            <text:p>0.31801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021" calcext:value-type="float">
            <text:p>0.00102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77978" calcext:value-type="float">
            <text:p>0.07797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311779" calcext:value-type="float">
            <text:p>0.31177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3037" calcext:value-type="float">
            <text:p>0.00303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77941" calcext:value-type="float">
            <text:p>0.07794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307488" calcext:value-type="float">
            <text:p>0.30748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977" calcext:value-type="float">
            <text:p>0.00097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82663" calcext:value-type="float">
            <text:p>0.08266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313415" calcext:value-type="float">
            <text:p>0.31341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969" calcext:value-type="float">
            <text:p>0.00096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88189" calcext:value-type="float">
            <text:p>0.08818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309861" calcext:value-type="float">
            <text:p>0.30986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394" calcext:value-type="float">
            <text:p>0.00139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82128" calcext:value-type="float">
            <text:p>0.08212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313391" calcext:value-type="float">
            <text:p>0.31339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015" calcext:value-type="float">
            <text:p>0.00101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79566" calcext:value-type="float">
            <text:p>0.07956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313824" calcext:value-type="float">
            <text:p>0.31382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3833" calcext:value-type="float">
            <text:p>0.00383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82246" calcext:value-type="float">
            <text:p>0.08224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308094" calcext:value-type="float">
            <text:p>0.30809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014" calcext:value-type="float">
            <text:p>0.001014</text:p>
          </table:table-cell>
          <table:table-cell table:formula="of:=AVERAGE([.B33:.B42])" office:value-type="float" office:value="0.0016604" calcext:value-type="float">
            <text:p>0.001660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78953" calcext:value-type="float">
            <text:p>0.078953</text:p>
          </table:table-cell>
          <table:table-cell table:formula="of:=AVERAGE([.F33:.F42])" office:value-type="float" office:value="0.0809294" calcext:value-type="float">
            <text:p>0.080929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311642" calcext:value-type="float">
            <text:p>0.311642</text:p>
          </table:table-cell>
          <table:table-cell table:formula="of:=AVERAGE([.J33:.J42])" office:value-type="float" office:value="0.3125315" calcext:value-type="float">
            <text:p>0.31253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7796" calcext:value-type="float">
            <text:p>0.00779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75987" calcext:value-type="float">
            <text:p>0.07598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30812" calcext:value-type="float">
            <text:p>0.3081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212" calcext:value-type="float">
            <text:p>0.008212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8573" calcext:value-type="float">
            <text:p>0.0857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314402" calcext:value-type="float">
            <text:p>0.31440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156" calcext:value-type="float">
            <text:p>0.00815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86986" calcext:value-type="float">
            <text:p>0.08698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314215" calcext:value-type="float">
            <text:p>0.31421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9002" calcext:value-type="float">
            <text:p>0.009002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85753" calcext:value-type="float">
            <text:p>0.08575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30531" calcext:value-type="float">
            <text:p>0.3053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11" calcext:value-type="float">
            <text:p>0.00811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79949" calcext:value-type="float">
            <text:p>0.079949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3133" calcext:value-type="float">
            <text:p>0.313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013" calcext:value-type="float">
            <text:p>0.00801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80685" calcext:value-type="float">
            <text:p>0.080685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311682" calcext:value-type="float">
            <text:p>0.31168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0075" calcext:value-type="float">
            <text:p>0.010075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82363" calcext:value-type="float">
            <text:p>0.08236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318002" calcext:value-type="float">
            <text:p>0.31800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009" calcext:value-type="float">
            <text:p>0.008009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95593" calcext:value-type="float">
            <text:p>0.09559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308732" calcext:value-type="float">
            <text:p>0.30873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8346" calcext:value-type="float">
            <text:p>0.00834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81977" calcext:value-type="float">
            <text:p>0.08197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308224" calcext:value-type="float">
            <text:p>0.30822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7578" calcext:value-type="float">
            <text:p>0.007578</text:p>
          </table:table-cell>
          <table:table-cell table:formula="of:=AVERAGE([.B43:.B52])" office:value-type="float" office:value="0.0083297" calcext:value-type="float">
            <text:p>0.008329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82203" calcext:value-type="float">
            <text:p>0.082203</text:p>
          </table:table-cell>
          <table:table-cell table:formula="of:=AVERAGE([.F43:.F52])" office:value-type="float" office:value="0.0837226" calcext:value-type="float">
            <text:p>0.083722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307718" calcext:value-type="float">
            <text:p>0.307718</text:p>
          </table:table-cell>
          <table:table-cell table:formula="of:=AVERAGE([.J43:.J52])" office:value-type="float" office:value="0.3109705" calcext:value-type="float">
            <text:p>0.31097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789" calcext:value-type="float">
            <text:p>0.06789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94183" calcext:value-type="float">
            <text:p>0.094183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316667" calcext:value-type="float">
            <text:p>0.31666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9051" calcext:value-type="float">
            <text:p>0.05905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95759" calcext:value-type="float">
            <text:p>0.095759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329917" calcext:value-type="float">
            <text:p>0.32991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4498" calcext:value-type="float">
            <text:p>0.064498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103722" calcext:value-type="float">
            <text:p>0.1037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316176" calcext:value-type="float">
            <text:p>0.31617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6424" calcext:value-type="float">
            <text:p>0.066424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98546" calcext:value-type="float">
            <text:p>0.09854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325546" calcext:value-type="float">
            <text:p>0.32554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0416" calcext:value-type="float">
            <text:p>0.05041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88117" calcext:value-type="float">
            <text:p>0.088117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332167" calcext:value-type="float">
            <text:p>0.33216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7317" calcext:value-type="float">
            <text:p>0.067317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96885" calcext:value-type="float">
            <text:p>0.096885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31806" calcext:value-type="float">
            <text:p>0.3180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0779" calcext:value-type="float">
            <text:p>0.050779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94953" calcext:value-type="float">
            <text:p>0.094953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32087" calcext:value-type="float">
            <text:p>0.3208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2822" calcext:value-type="float">
            <text:p>0.0528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97663" calcext:value-type="float">
            <text:p>0.097663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319583" calcext:value-type="float">
            <text:p>0.31958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9907" calcext:value-type="float">
            <text:p>0.069907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101953" calcext:value-type="float">
            <text:p>0.101953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328579" calcext:value-type="float">
            <text:p>0.32857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83447" calcext:value-type="float">
            <text:p>0.083447</text:p>
          </table:table-cell>
          <table:table-cell table:formula="of:=AVERAGE([.B53:.B62])" office:value-type="float" office:value="0.0632551" calcext:value-type="float">
            <text:p>0.063255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96641" calcext:value-type="float">
            <text:p>0.096641</text:p>
          </table:table-cell>
          <table:table-cell table:formula="of:=AVERAGE([.F53:.F62])" office:value-type="float" office:value="0.0968422" calcext:value-type="float">
            <text:p>0.096842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328049" calcext:value-type="float">
            <text:p>0.328049</text:p>
          </table:table-cell>
          <table:table-cell table:formula="of:=AVERAGE([.J53:.J62])" office:value-type="float" office:value="0.3235614" calcext:value-type="float">
            <text:p>0.32356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731739" calcext:value-type="float">
            <text:p>0.731739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9635" calcext:value-type="float">
            <text:p>0.9635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390873" calcext:value-type="float">
            <text:p>0.39087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76594" calcext:value-type="float">
            <text:p>0.67659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922209" calcext:value-type="float">
            <text:p>0.922209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400345" calcext:value-type="float">
            <text:p>0.4003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78386" calcext:value-type="float">
            <text:p>0.678386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798985" calcext:value-type="float">
            <text:p>0.798985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392228" calcext:value-type="float">
            <text:p>0.39222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48093" calcext:value-type="float">
            <text:p>0.648093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81308" calcext:value-type="float">
            <text:p>0.81308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393773" calcext:value-type="float">
            <text:p>0.39377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749699" calcext:value-type="float">
            <text:p>0.749699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863711" calcext:value-type="float">
            <text:p>0.863711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396659" calcext:value-type="float">
            <text:p>0.39665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714516" calcext:value-type="float">
            <text:p>0.714516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811939" calcext:value-type="float">
            <text:p>0.811939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392756" calcext:value-type="float">
            <text:p>0.39275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737502" calcext:value-type="float">
            <text:p>0.73750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704672" calcext:value-type="float">
            <text:p>0.70467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387979" calcext:value-type="float">
            <text:p>0.38797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726903" calcext:value-type="float">
            <text:p>0.726903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624957" calcext:value-type="float">
            <text:p>0.624957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397547" calcext:value-type="float">
            <text:p>0.39754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59703" calcext:value-type="float">
            <text:p>0.659703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907817" calcext:value-type="float">
            <text:p>0.907817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393747" calcext:value-type="float">
            <text:p>0.39374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71278" calcext:value-type="float">
            <text:p>0.671278</text:p>
          </table:table-cell>
          <table:table-cell table:formula="of:=AVERAGE([.B63:.B72])" office:value-type="float" office:value="0.6994413" calcext:value-type="float">
            <text:p>0.6994413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913776" calcext:value-type="float">
            <text:p>0.913776</text:p>
          </table:table-cell>
          <table:table-cell table:formula="of:=AVERAGE([.F63:.F72])" office:value-type="float" office:value="0.8324646" calcext:value-type="float">
            <text:p>0.832464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391872" calcext:value-type="float">
            <text:p>0.391872</text:p>
          </table:table-cell>
          <table:table-cell table:formula="of:=AVERAGE([.J63:.J72])" office:value-type="float" office:value="0.3937779" calcext:value-type="float">
            <text:p>0.39377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501946" calcext:value-type="float">
            <text:p>6.50194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.371721" calcext:value-type="float">
            <text:p>8.37172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977095" calcext:value-type="float">
            <text:p>0.977095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475509" calcext:value-type="float">
            <text:p>6.47550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6.709122" calcext:value-type="float">
            <text:p>6.709122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981395" calcext:value-type="float">
            <text:p>0.981395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486527" calcext:value-type="float">
            <text:p>6.48652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6.765556" calcext:value-type="float">
            <text:p>6.76555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976012" calcext:value-type="float">
            <text:p>0.97601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499766" calcext:value-type="float">
            <text:p>6.49976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6.891081" calcext:value-type="float">
            <text:p>6.89108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975814" calcext:value-type="float">
            <text:p>0.975814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480125" calcext:value-type="float">
            <text:p>6.48012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.08963" calcext:value-type="float">
            <text:p>8.0896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977655" calcext:value-type="float">
            <text:p>0.977655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52356" calcext:value-type="float">
            <text:p>6.5235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7.673219" calcext:value-type="float">
            <text:p>7.67321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977287" calcext:value-type="float">
            <text:p>0.977287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591664" calcext:value-type="float">
            <text:p>6.59166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.364069" calcext:value-type="float">
            <text:p>8.36406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97663" calcext:value-type="float">
            <text:p>0.97663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59808" calcext:value-type="float">
            <text:p>6.5980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6.82189" calcext:value-type="float">
            <text:p>6.8218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976489" calcext:value-type="float">
            <text:p>0.976489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543736" calcext:value-type="float">
            <text:p>6.54373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6.964636" calcext:value-type="float">
            <text:p>6.96463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974723" calcext:value-type="float">
            <text:p>0.974723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540019" calcext:value-type="float">
            <text:p>6.540019</text:p>
          </table:table-cell>
          <table:table-cell table:formula="of:=AVERAGE([.B73:.B82])" office:value-type="float" office:value="6.5240932" calcext:value-type="float">
            <text:p>6.5240932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.287521" calcext:value-type="float">
            <text:p>7.287521</text:p>
          </table:table-cell>
          <table:table-cell table:formula="of:=AVERAGE([.F73:.F82])" office:value-type="float" office:value="7.3938445" calcext:value-type="float">
            <text:p>7.393844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979317" calcext:value-type="float">
            <text:p>0.979317</text:p>
          </table:table-cell>
          <table:table-cell table:formula="of:=AVERAGE([.J73:.J82])" office:value-type="float" office:value="0.9772417" calcext:value-type="float">
            <text:p>0.977241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0.968254" calcext:value-type="float">
            <text:p>50.968254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61.644579" calcext:value-type="float">
            <text:p>61.644579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5.534719" calcext:value-type="float">
            <text:p>5.534719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7.610356" calcext:value-type="float">
            <text:p>47.610356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63.045513" calcext:value-type="float">
            <text:p>63.045513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5.536928" calcext:value-type="float">
            <text:p>5.536928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6.748602" calcext:value-type="float">
            <text:p>46.748602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60.917001" calcext:value-type="float">
            <text:p>60.917001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5.537618" calcext:value-type="float">
            <text:p>5.537618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6.208307" calcext:value-type="float">
            <text:p>46.208307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57.685858" calcext:value-type="float">
            <text:p>57.685858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5.534872" calcext:value-type="float">
            <text:p>5.534872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6.261595" calcext:value-type="float">
            <text:p>46.261595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62.353171" calcext:value-type="float">
            <text:p>62.353171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5.543593" calcext:value-type="float">
            <text:p>5.543593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7.606984" calcext:value-type="float">
            <text:p>47.606984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60.488592" calcext:value-type="float">
            <text:p>60.488592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5.535425" calcext:value-type="float">
            <text:p>5.535425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6.805464" calcext:value-type="float">
            <text:p>46.805464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62.349801" calcext:value-type="float">
            <text:p>62.349801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5.543169" calcext:value-type="float">
            <text:p>5.543169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8.129514" calcext:value-type="float">
            <text:p>48.129514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59.380333" calcext:value-type="float">
            <text:p>59.380333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5.543991" calcext:value-type="float">
            <text:p>5.543991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7.437178" calcext:value-type="float">
            <text:p>47.437178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65.466117" calcext:value-type="float">
            <text:p>65.466117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5.541824" calcext:value-type="float">
            <text:p>5.541824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7.850758" calcext:value-type="float">
            <text:p>47.850758</text:p>
          </table:table-cell>
          <table:table-cell table:formula="of:=AVERAGE([.B83:.B92])" office:value-type="float" office:value="47.5627012" calcext:value-type="float">
            <text:p>47.5627012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61.882127" calcext:value-type="float">
            <text:p>61.882127</text:p>
          </table:table-cell>
          <table:table-cell table:formula="of:=AVERAGE([.F83:.F92])" office:value-type="float" office:value="61.5213092" calcext:value-type="float">
            <text:p>61.5213092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5.54436" calcext:value-type="float">
            <text:p>5.54436</text:p>
          </table:table-cell>
          <table:table-cell table:formula="of:=AVERAGE([.J83:.J92])" office:value-type="float" office:value="5.5396499" calcext:value-type="float">
            <text:p>5.539649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52.467381" calcext:value-type="float">
            <text:p>352.467381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803.851747" calcext:value-type="float">
            <text:p>803.851747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41.879077" calcext:value-type="float">
            <text:p>41.879077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57.931086" calcext:value-type="float">
            <text:p>357.931086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822.518538" calcext:value-type="float">
            <text:p>822.518538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41.872904" calcext:value-type="float">
            <text:p>41.872904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56.96235" calcext:value-type="float">
            <text:p>356.96235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809.516459" calcext:value-type="float">
            <text:p>809.516459</text:p>
          </table:table-cell>
          <table:table-cell table:formula="of:=AVERAGE([.F93:.F95])" office:value-type="float" office:value="811.962248" calcext:value-type="float">
            <text:p>811.962248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41.875637" calcext:value-type="float">
            <text:p>41.875637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61.144646" calcext:value-type="float">
            <text:p>361.144646</text:p>
          </table:table-cell>
          <table:table-cell table:formula="of:=AVERAGE([.B93:.B96])" office:value-type="float" office:value="357.12636575" calcext:value-type="float">
            <text:p>357.12636575</text:p>
          </table:table-cell>
          <table:table-cell table:number-columns-repeated="5"/>
          <table:table-cell office:value-type="float" office:value="4096" calcext:value-type="float">
            <text:p>4096</text:p>
          </table:table-cell>
          <table:table-cell office:value-type="float" office:value="41.882688" calcext:value-type="float">
            <text:p>41.882688</text:p>
          </table:table-cell>
          <table:table-cell table:formula="of:=AVERAGE([.J93:.J96])" office:value-type="float" office:value="41.8775765" calcext:value-type="float">
            <text:p>41.8775765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penmp</text:p>
          </table:table-cell>
          <table:table-cell table:style-name="Default" office:value-type="string" calcext:value-type="string">
            <text:p>opencl CPU</text:p>
          </table:table-cell>
          <table:table-cell office:value-type="string" calcext:value-type="string">
            <text:p>opencl GPU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2]" office:value-type="float" office:value="0.0008906" calcext:value-type="float">
            <text:p>0.0008906</text:p>
          </table:table-cell>
          <table:table-cell table:style-name="Default" table:formula="of:=[.G12]" office:value-type="float" office:value="0.0807561" calcext:value-type="float">
            <text:p>0.0807561</text:p>
          </table:table-cell>
          <table:table-cell table:formula="of:=[.K12]" office:value-type="float" office:value="0.3098836" calcext:value-type="float">
            <text:p>0.3098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22]" office:value-type="float" office:value="0.0006333" calcext:value-type="float">
            <text:p>0.0006333</text:p>
          </table:table-cell>
          <table:table-cell table:style-name="Default" table:formula="of:=[.G22]" office:value-type="float" office:value="0.0789521" calcext:value-type="float">
            <text:p>0.0789521</text:p>
          </table:table-cell>
          <table:table-cell table:formula="of:=[.K22]" office:value-type="float" office:value="0.3189658" calcext:value-type="float">
            <text:p>0.3189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C32]" office:value-type="float" office:value="0.0009641" calcext:value-type="float">
            <text:p>0.0009641</text:p>
          </table:table-cell>
          <table:table-cell table:style-name="Default" table:formula="of:=[.G32]" office:value-type="float" office:value="0.0823368" calcext:value-type="float">
            <text:p>0.0823368</text:p>
          </table:table-cell>
          <table:table-cell table:formula="of:=[.K32]" office:value-type="float" office:value="0.313846" calcext:value-type="float">
            <text:p>0.313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C42]" office:value-type="float" office:value="0.0016604" calcext:value-type="float">
            <text:p>0.0016604</text:p>
          </table:table-cell>
          <table:table-cell table:style-name="Default" table:formula="of:=[.G42]" office:value-type="float" office:value="0.0809294" calcext:value-type="float">
            <text:p>0.0809294</text:p>
          </table:table-cell>
          <table:table-cell table:formula="of:=[.K42]" office:value-type="float" office:value="0.3125315" calcext:value-type="float">
            <text:p>0.3125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C52]" office:value-type="float" office:value="0.0083297" calcext:value-type="float">
            <text:p>0.0083297</text:p>
          </table:table-cell>
          <table:table-cell table:style-name="Default" table:formula="of:=[.G52]" office:value-type="float" office:value="0.0837226" calcext:value-type="float">
            <text:p>0.0837226</text:p>
          </table:table-cell>
          <table:table-cell table:formula="of:=[.K52]" office:value-type="float" office:value="0.3109705" calcext:value-type="float">
            <text:p>0.3109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C62]" office:value-type="float" office:value="0.0632551" calcext:value-type="float">
            <text:p>0.0632551</text:p>
          </table:table-cell>
          <table:table-cell table:style-name="Default" table:formula="of:=[.G62]" office:value-type="float" office:value="0.0968422" calcext:value-type="float">
            <text:p>0.0968422</text:p>
          </table:table-cell>
          <table:table-cell table:formula="of:=[.K62]" office:value-type="float" office:value="0.3235614" calcext:value-type="float">
            <text:p>0.3235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[.C72]" office:value-type="float" office:value="0.6994413" calcext:value-type="float">
            <text:p>0.6994413</text:p>
          </table:table-cell>
          <table:table-cell table:style-name="Default" table:formula="of:=[.G72]" office:value-type="float" office:value="0.8324646" calcext:value-type="float">
            <text:p>0.8324646</text:p>
          </table:table-cell>
          <table:table-cell table:formula="of:=[.K72]" office:value-type="float" office:value="0.3937779" calcext:value-type="float">
            <text:p>0.3937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[.C82]" office:value-type="float" office:value="6.5240932" calcext:value-type="float">
            <text:p>6.5240932</text:p>
          </table:table-cell>
          <table:table-cell table:style-name="Default" table:formula="of:=[.G82]" office:value-type="float" office:value="7.3938445" calcext:value-type="float">
            <text:p>7.3938445</text:p>
          </table:table-cell>
          <table:table-cell table:formula="of:=[.K82]" office:value-type="float" office:value="0.9772417" calcext:value-type="float">
            <text:p>0.9772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formula="of:=[.C92]" office:value-type="float" office:value="47.5627012" calcext:value-type="float">
            <text:p>47.5627012</text:p>
          </table:table-cell>
          <table:table-cell table:style-name="Default" table:formula="of:=[.G92]" office:value-type="float" office:value="61.5213092" calcext:value-type="float">
            <text:p>61.5213092</text:p>
          </table:table-cell>
          <table:table-cell table:formula="of:=[.K92]" office:value-type="float" office:value="5.5396499" calcext:value-type="float">
            <text:p>5.5396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table:formula="of:=[.C96]" office:value-type="float" office:value="357.12636575" calcext:value-type="float">
            <text:p>357.12636575</text:p>
          </table:table-cell>
          <table:table-cell table:style-name="Default" table:formula="of:=[.G95]" office:value-type="float" office:value="811.962248" calcext:value-type="float">
            <text:p>811.962248</text:p>
          </table:table-cell>
          <table:table-cell table:formula="of:=[.K96]" office:value-type="float" office:value="41.8775765" calcext:value-type="float">
            <text:p>41.8775765</text:p>
          </table:table-cell>
          <table:table-cell table:number-columns-repeated="6"/>
        </table:table-row>
        <table:table-row table:style-name="ro1" table:number-rows-repeated="104846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 style:data-style-name="N2" text:time-value="13:30:48.212514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3:14:26.059455805</meta:creation-date>
    <dc:date>2015-09-10T13:45:23.707149259</dc:date>
    <meta:editing-duration>PT15M27S</meta:editing-duration>
    <meta:editing-cycles>14</meta:editing-cycles>
    <meta:generator>LibreOffice/4.2.8.2$Linux_X86_64 LibreOffice_project/420m0$Build-2</meta:generator>
    <meta:document-statistic meta:table-count="1" meta:cell-count="6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28cm" svg:height="10.387cm" xlink:href=".." xlink:type="simple" chart:class="chart:line" chart:style-name="ch1">
        <chart:title svg:x="7.267cm" svg:y="0.343cm" chart:style-name="ch2">
          <text:p>Matrix Multiplication Time</text:p>
        </chart:title>
        <chart:legend chart:legend-position="bottom" svg:x="5.023cm" svg:y="9.498cm" style:legend-expansion="wide" chart:style-name="ch3"/>
        <chart:plot-area chart:style-name="ch4" table:cell-range-address="Sheet1.B102:Sheet1.E112" chart:data-source-has-labels="both" svg:x="1.602cm" svg:y="1.355cm" svg:width="17.732cm" svg:height="6.758cm">
          <chartooo:coordinate-region svg:x="3.149cm" svg:y="1.608cm" svg:width="15.707cm" svg:height="5.752cm"/>
          <chart:axis chart:dimension="x" chart:name="primary-x" chart:style-name="ch5" chartooo:axis-type="auto">
            <chartooo:date-scale/>
            <chart:title svg:x="8.791cm" svg:y="8.321cm" chart:style-name="ch6">
              <text:p>Matrix dimension</text:p>
            </chart:title>
            <chart:categories table:cell-range-address="Sheet1.B103:Sheet1.B112"/>
          </chart:axis>
          <chart:axis chart:dimension="y" chart:name="primary-y" chart:style-name="ch7">
            <chart:title svg:x="0.451cm" svg:y="6.292cm" chart:style-name="ch8">
              <text:p>execute time (s)</text:p>
            </chart:title>
            <chart:grid chart:style-name="ch9" chart:class="major"/>
          </chart:axis>
          <chart:series chart:style-name="ch10" chart:values-cell-range-address="Sheet1.C103:Sheet1.C112" chart:label-cell-address="Sheet1.C102:Sheet1.C102" chart:class="chart:line">
            <chart:data-point chart:repeated="10"/>
          </chart:series>
          <chart:series chart:style-name="ch11" chart:values-cell-range-address="Sheet1.D103:Sheet1.D112" chart:label-cell-address="Sheet1.D102:Sheet1.D102" chart:class="chart:line">
            <chart:data-point chart:repeated="10"/>
          </chart:series>
          <chart:series chart:style-name="ch12" chart:values-cell-range-address="Sheet1.E103:Sheet1.E112" chart:label-cell-address="Sheet1.E102:Sheet1.E102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  <draw:g>
                  <svg:desc>Sheet1.C102:Sheet1.C102</svg:desc>
                </draw:g>
              </table:table-cell>
              <table:table-cell office:value-type="string">
                <text:p>opencl CPU</text:p>
                <draw:g>
                  <svg:desc>Sheet1.D102:Sheet1.D102</svg:desc>
                </draw:g>
              </table:table-cell>
              <table:table-cell office:value-type="string">
                <text:p>opencl GPU</text:p>
                <draw:g>
                  <svg:desc>Sheet1.E102:Sheet1.E10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B103:Sheet1.B112</svg:desc>
                </draw:g>
              </table:table-cell>
              <table:table-cell office:value-type="float" office:value="0.0008906">
                <text:p>0.0008906</text:p>
                <draw:g>
                  <svg:desc>Sheet1.C103:Sheet1.C112</svg:desc>
                </draw:g>
              </table:table-cell>
              <table:table-cell office:value-type="float" office:value="0.0807561">
                <text:p>0.0807561</text:p>
                <draw:g>
                  <svg:desc>Sheet1.D103:Sheet1.D112</svg:desc>
                </draw:g>
              </table:table-cell>
              <table:table-cell office:value-type="float" office:value="0.3098836">
                <text:p>0.3098836</text:p>
                <draw:g>
                  <svg:desc>Sheet1.E103:Sheet1.E112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6333">
                <text:p>0.0006333</text:p>
              </table:table-cell>
              <table:table-cell office:value-type="float" office:value="0.0789521">
                <text:p>0.0789521</text:p>
              </table:table-cell>
              <table:table-cell office:value-type="float" office:value="0.3189658">
                <text:p>0.318965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9641">
                <text:p>0.0009641</text:p>
              </table:table-cell>
              <table:table-cell office:value-type="float" office:value="0.0823368">
                <text:p>0.0823368</text:p>
              </table:table-cell>
              <table:table-cell office:value-type="float" office:value="0.313846">
                <text:p>0.31384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16604">
                <text:p>0.0016604</text:p>
              </table:table-cell>
              <table:table-cell office:value-type="float" office:value="0.0809294">
                <text:p>0.0809294</text:p>
              </table:table-cell>
              <table:table-cell office:value-type="float" office:value="0.3125315">
                <text:p>0.31253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83297">
                <text:p>0.0083297</text:p>
              </table:table-cell>
              <table:table-cell office:value-type="float" office:value="0.0837226">
                <text:p>0.0837226</text:p>
              </table:table-cell>
              <table:table-cell office:value-type="float" office:value="0.3109705">
                <text:p>0.310970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632551">
                <text:p>0.0632551</text:p>
              </table:table-cell>
              <table:table-cell office:value-type="float" office:value="0.0968422">
                <text:p>0.0968422</text:p>
              </table:table-cell>
              <table:table-cell office:value-type="float" office:value="0.3235614">
                <text:p>0.323561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6994413">
                <text:p>0.6994413</text:p>
              </table:table-cell>
              <table:table-cell office:value-type="float" office:value="0.8324646">
                <text:p>0.8324646</text:p>
              </table:table-cell>
              <table:table-cell office:value-type="float" office:value="0.3937779">
                <text:p>0.393777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.5240932">
                <text:p>6.5240932</text:p>
              </table:table-cell>
              <table:table-cell office:value-type="float" office:value="7.3938445">
                <text:p>7.3938445</text:p>
              </table:table-cell>
              <table:table-cell office:value-type="float" office:value="0.9772417">
                <text:p>0.977241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7.5627012">
                <text:p>47.5627012</text:p>
              </table:table-cell>
              <table:table-cell office:value-type="float" office:value="61.5213092">
                <text:p>61.5213092</text:p>
              </table:table-cell>
              <table:table-cell office:value-type="float" office:value="5.5396499">
                <text:p>5.539649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57.12636575">
                <text:p>357.12636575</text:p>
              </table:table-cell>
              <table:table-cell office:value-type="float" office:value="811.962248">
                <text:p>811.962248</text:p>
              </table:table-cell>
              <table:table-cell office:value-type="float" office:value="41.8775765">
                <text:p>41.8775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